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c7f7" officeooo:paragraph-rsid="0001c7f7"/>
    </style:style>
    <style:style style:name="P2" style:family="paragraph" style:parent-style-name="Standard">
      <style:paragraph-properties fo:text-align="center" style:justify-single-word="false"/>
      <style:text-properties fo:font-size="14pt" officeooo:rsid="0001c7f7" officeooo:paragraph-rsid="0001c7f7" style:font-size-asian="14pt" style:font-size-complex="14pt"/>
    </style:style>
    <style:style style:name="P3" style:family="paragraph" style:parent-style-name="Standard">
      <style:text-properties officeooo:rsid="0003a4ef" officeooo:paragraph-rsid="0003a4ef"/>
    </style:style>
    <style:style style:name="P4" style:family="paragraph" style:parent-style-name="Standard">
      <style:text-properties officeooo:rsid="0003bcf9" officeooo:paragraph-rsid="0003bcf9"/>
    </style:style>
    <style:style style:name="P5" style:family="paragraph" style:parent-style-name="Standard">
      <style:text-properties officeooo:rsid="00051bee" officeooo:paragraph-rsid="00051bee"/>
    </style:style>
    <style:style style:name="P6" style:family="paragraph" style:parent-style-name="Standard">
      <style:text-properties officeooo:rsid="00070ef2" officeooo:paragraph-rsid="00070ef2"/>
    </style:style>
    <style:style style:name="P7" style:family="paragraph" style:parent-style-name="Standard">
      <style:text-properties officeooo:rsid="00090d11" officeooo:paragraph-rsid="00090d11"/>
    </style:style>
    <style:style style:name="P8" style:family="paragraph" style:parent-style-name="Standard">
      <style:text-properties officeooo:rsid="000a2e7e" officeooo:paragraph-rsid="000a2e7e"/>
    </style:style>
    <style:style style:name="P9" style:family="paragraph" style:parent-style-name="Standard">
      <style:text-properties officeooo:rsid="000bf918" officeooo:paragraph-rsid="000bf918"/>
    </style:style>
    <style:style style:name="P10" style:family="paragraph" style:parent-style-name="Standard">
      <style:text-properties officeooo:rsid="000d0076" officeooo:paragraph-rsid="000d0076"/>
    </style:style>
    <style:style style:name="P11" style:family="paragraph" style:parent-style-name="Standard">
      <style:text-properties officeooo:rsid="000e68cf" officeooo:paragraph-rsid="000e68cf"/>
    </style:style>
    <style:style style:name="P12" style:family="paragraph" style:parent-style-name="Standard">
      <style:text-properties officeooo:rsid="000f98f5" officeooo:paragraph-rsid="000f98f5"/>
    </style:style>
    <style:style style:name="P13" style:family="paragraph" style:parent-style-name="Standard">
      <style:text-properties officeooo:paragraph-rsid="000f98f5"/>
    </style:style>
    <style:style style:name="P14" style:family="paragraph" style:parent-style-name="Standard">
      <style:text-properties officeooo:rsid="0011ce8b" officeooo:paragraph-rsid="0011ce8b"/>
    </style:style>
    <style:style style:name="P15" style:family="paragraph" style:parent-style-name="Standard">
      <style:text-properties officeooo:rsid="00131acf" officeooo:paragraph-rsid="00131acf"/>
    </style:style>
    <style:style style:name="P16" style:family="paragraph" style:parent-style-name="Standard">
      <style:text-properties officeooo:rsid="0014e43d" officeooo:paragraph-rsid="0014e43d"/>
    </style:style>
    <style:style style:name="P17" style:family="paragraph" style:parent-style-name="Standard">
      <style:text-properties officeooo:rsid="0015f6a7" officeooo:paragraph-rsid="0015f6a7"/>
    </style:style>
    <style:style style:name="P18" style:family="paragraph" style:parent-style-name="Standard">
      <style:text-properties officeooo:rsid="0017bdc7" officeooo:paragraph-rsid="0017bdc7"/>
    </style:style>
    <style:style style:name="P19" style:family="paragraph" style:parent-style-name="Standard" style:list-style-name="L1">
      <style:text-properties officeooo:rsid="0003a4ef" officeooo:paragraph-rsid="0003a4ef"/>
    </style:style>
    <style:style style:name="P20" style:family="paragraph" style:parent-style-name="Standard" style:list-style-name="L1">
      <style:text-properties officeooo:rsid="0003bcf9" officeooo:paragraph-rsid="0003bcf9"/>
    </style:style>
    <style:style style:name="P21" style:family="paragraph" style:parent-style-name="Standard">
      <style:text-properties officeooo:rsid="0019403f" officeooo:paragraph-rsid="0019403f"/>
    </style:style>
    <style:style style:name="P22" style:family="paragraph" style:parent-style-name="Standard">
      <style:text-properties officeooo:rsid="0011ce8b" officeooo:paragraph-rsid="000e68cf"/>
    </style:style>
    <style:style style:name="T1" style:family="text">
      <style:text-properties officeooo:rsid="0008e2d0"/>
    </style:style>
    <style:style style:name="T2" style:family="text">
      <style:text-properties officeooo:rsid="000d0076"/>
    </style:style>
    <style:style style:name="T3" style:family="text">
      <style:text-properties officeooo:rsid="000f1540"/>
    </style:style>
    <style:style style:name="T4" style:family="text">
      <style:text-properties officeooo:rsid="00101ba0"/>
    </style:style>
    <style:style style:name="T5" style:family="text">
      <style:text-properties officeooo:rsid="00136e3b"/>
    </style:style>
    <style:style style:name="T6" style:family="text">
      <style:text-properties officeooo:rsid="0014e4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es for the PowerPoint</text:p>
      <text:p text:style-name="P1">A Graph colouring is optimal if there is no colouring that uses fewer colours.</text:p>
      <text:p text:style-name="P1">The simplest way of explaining a graph is with an adjacency list.</text:p>
      <text:p text:style-name="P1"/>
      <text:p text:style-name="P3">There will always be at least one ordering of vertices that, when used with the Greedy algorithm, will result in an optimal solution.</text:p>
      <text:p text:style-name="P3">Proof comes in two parts.</text:p>
      <text:list xml:id="list1089699558" text:style-name="L1">
        <text:list-item>
          <text:p text:style-name="P19">Feeding the vertices in groups of the same colour into the greedy colouring algorithm will not result give a solution which requires more colours.</text:p>
        </text:list-item>
        <text:list-item>
          <text:p text:style-name="P20">The ordering of vertices within a group doesn’t matter nor does the ordering of the groups themselves. This mean there will be at least one ordering that gives an optimal solution for any graph.</text:p>
        </text:list-item>
      </text:list>
      <text:p text:style-name="P4"/>
      <text:p text:style-name="P5">The “event-clash” constraint states that a person ,or some other resource of which there is only one, cannot be present in a pair of events with overlapping time slots.</text:p>
      <text:p text:style-name="P5"/>
      <text:p text:style-name="P6">An interval graph is a graph constructed from time-dependent tasks.</text:p>
      <text:p text:style-name="P6"/>
      <text:p text:style-name="P6">An interference graph is a graph constructed by using “live ranges” of variables as <text:span text:style-name="T1">vertices</text:span> <text:span text:style-name="T1">with edges between those with overlapping ranges.</text:span></text:p>
      <text:p text:style-name="P6"/>
      <text:p text:style-name="P7">Colourings are either partial or complete.</text:p>
      <text:p text:style-name="P7"/>
      <text:p text:style-name="P7">A clash describes the situation when vertices that share an edge share the same colour.</text:p>
      <text:p text:style-name="P7"/>
      <text:p text:style-name="P7">If there are no clashes then the colouring is proper. Else it is considered improper.</text:p>
      <text:p text:style-name="P7"/>
      <text:p text:style-name="P7">A colouring is only feasible if and only if it is both complete and proper.</text:p>
      <text:p text:style-name="P7"/>
      <text:p text:style-name="P7">A feasible colouring of G using exactly χ(G) colours is said to be optimal.</text:p>
      <text:p text:style-name="P7"/>
      <text:p text:style-name="P8">The colour class for a certain colour is the set of vertices that share a certain colour.</text:p>
      <text:p text:style-name="P8"/>
      <text:p text:style-name="P9">An independent set is a <text:span text:style-name="T2">subset of vertices</text:span> that are mutually <text:span text:style-name="T2">non-adjacent.</text:span></text:p>
      <text:p text:style-name="P9"/>
      <text:p text:style-name="P10">A clique is a subset of vertices that are mutually adjacent.</text:p>
      <text:p text:style-name="P10"/>
      <text:p text:style-name="P22"/>
      <text:p text:style-name="P14"/>
      <text:p text:style-name="P15">If we were searching from bottom up we would have to search from the sterling number of the second <text:span text:style-name="T6">kind </text:span><text:span text:style-name="T5">of n </text:span>from 1 to the chromatic number.</text:p>
      <text:p text:style-name="P15"/>
      <text:p text:style-name="P16">Sterling numbers count the number of ways a set can be partitioned into non-empty sets.</text:p>
      <text:p text:style-name="P16"/>
      <text:p text:style-name="P17">There is an interesting way to produce it using a triangle reoccurrence.</text:p>
      <text:p text:style-name="P17"/>
      <text:p text:style-name="P17">1</text:p>
      <text:p text:style-name="P17">1<text:tab/>2</text:p>
      <text:p text:style-name="P17">2<text:tab/>3<text:tab/>5</text:p>
      <text:p text:style-name="P17">5<text:tab/>7<text:tab/>10<text:tab/>15</text:p>
      <text:p text:style-name="P17"/>
      <text:p text:style-name="P18">(n0 + n1) = n2</text:p>
      <text:p text:style-name="P18"><text:soft-page-break/>((n0 + n1) + (n1 + n2)) = n3</text:p>
      <text:p text:style-name="P18">((n0 + n1) + (n1 + n2)) + ((n1 + n2) + (n2 + n3)) = n4</text:p>
      <text:p text:style-name="P18"/>
      <text:p text:style-name="P21">I learnt about big O notation and complexity analysis and programs can be compared independent of how (what software / hardware is used to run it).</text:p>
      <text:p text:style-name="P21"/>
      <text:p text:style-name="P21">I learnt about P vs NP and NP-completeness and how the difficulty of problems can be measured.</text:p>
      <text:p text:style-name="P21"/>
      <text:p text:style-name="P21">Learning about graphs would come in handy in software engineering interviews where you are expected to know about different data structures and algorithms.</text:p>
      <text:p text:style-name="P21"/>
      <text:p text:style-name="P21">I learnt about how to learn more effectively by reading a lot more than I used to. And following trails of resourc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17:25:16.799355299</meta:creation-date>
    <dc:date>2021-02-20T15:21:57.855535352</dc:date>
    <meta:editing-duration>PT17H52M5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2" meta:paragraph-count="32" meta:word-count="468" meta:character-count="2559" meta:non-whitespace-character-count="2125"/>
  </office:meta>
</office:document-meta>
</file>